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" style:family="text">
      <style:text-properties fo:font-size="11.00pt" fo:font-weight="normal" fo:font-family="'Segoe UI'" style:font-family-asian="'Segoe UI'" style:font-family-complex="'Segoe UI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is is an example rich text document.</text:span></text:p>
      <text:p text:style-name="P1"><text:span text:style-name="T2">Made on:<text:s/></text:span><text:span text:style-name="T3">‎Saturday, ‎November ‎25, ‎2023</text:span><text:span text:style-name="T4"/></text:p>
      <text:p text:style-name="P1"><text:span text:style-name="T4"/></text:p>
      <text:p text:style-name="P2"><draw:frame text:anchor-type="as-char" svg:width="33.87mm" svg:height="33.87mm" style:rel-width="scale" style:rel-height="scale"><draw:object-ole xlink:href="OleObj1"/><draw:image xlink:href="ObjectReplacements/OleObj1"/></draw:frame><text:span text:style-name="T4"/></text:p>
      <text:p text:style-name="P2"><text:span text:style-name="T5"/></text:p>
      <text:p text:style-name="P2"><text:span text:style-name="T6"/></text:p>
      <text:p text:style-name="P3"><text:span text:style-name="T6">Fonts:</text:span></text:p>
      <text:p text:style-name="P3"><text:span text:style-name="T7">Arial</text:span></text:p>
      <text:p text:style-name="P3"><text:span text:style-name="T8">Tahoma</text:span></text:p>
      <text:p text:style-name="P3"><text:span text:style-name="T9">Segoe UI</text:span><text:span text:style-name="T10"/></text:p>
      <text:p text:style-name="P3"><text:span text:style-name="T11">Times New Roman</text:span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